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75cm" fo:min-width="2.5cm"/>
      <style:paragraph-properties style:writing-mode="lr-tb"/>
    </style:style>
    <style:style style:name="gr3" style:family="graphic" style:parent-style-name="objectwithoutfill">
      <style:graphic-properties draw:marker-end="Стилі_20_стрілок_20_1" draw:marker-end-width="0.3cm" draw:fill="none" draw:textarea-vertical-align="middle"/>
    </style:style>
    <style:style style:name="gr4" style:family="graphic" style:parent-style-name="objectwithoutfill">
      <style:graphic-properties draw:marker-end="Стилі_20_стрілок_20_2" draw:marker-end-width="0.3cm" draw:fill="none" draw:textarea-vertical-align="middle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1.75cm" fo:min-width="2.5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75cm" fo:min-width="3.5cm"/>
      <style:paragraph-properties style:writing-mode="lr-tb"/>
    </style:style>
    <style:style style:name="gr7" style:family="graphic" style:parent-style-name="objectwithoutfill">
      <style:graphic-properties draw:marker-end="Стилі_20_стрілок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9" style:family="graphic" style:parent-style-name="objectwithoutfill">
      <style:graphic-properties draw:marker-end="Стилі_20_стрілок_20_5" draw:marker-end-width="0.3cm" draw:fill="none" draw:textarea-vertical-align="middle"/>
    </style:style>
    <style:style style:name="gr10" style:family="graphic" style:parent-style-name="objectwithoutfill">
      <style:graphic-properties draw:marker-end="Стилі_20_стрілок_20_6" draw:marker-end-width="0.3cm" draw:fill="none" draw:textarea-vertical-align="middle"/>
    </style:style>
    <style:style style:name="gr11" style:family="graphic" style:parent-style-name="objectwithoutfill">
      <style:graphic-properties draw:marker-end="Стилі_20_стрілок_20_7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Стилі_20_стрілок_20_8" draw:marker-end-width="0.3cm" draw:fill="none" draw:textarea-vertical-align="middle"/>
    </style:style>
    <style:style style:name="gr14" style:family="graphic" style:parent-style-name="objectwithoutfill">
      <style:graphic-properties draw:marker-end="Стилі_20_стрілок_20_9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16" style:family="graphic" style:parent-style-name="objectwithoutfill">
      <style:graphic-properties draw:marker-end="Стилі_20_стрілок_20_10" draw:marker-end-width="0.3cm" draw:fill="none" draw:textarea-vertical-align="middle"/>
    </style:style>
    <style:style style:name="gr17" style:family="graphic" style:parent-style-name="objectwithoutfill">
      <style:graphic-properties draw:marker-end="Стилі_20_стрілок_20_11" draw:marker-end-width="0.3cm" draw:fill="none" draw:textarea-vertical-align="middle"/>
    </style:style>
    <style:style style:name="gr18" style:family="graphic" style:parent-style-name="objectwithoutfill">
      <style:graphic-properties draw:marker-end="Стилі_20_стрілок_20_12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Стилі_20_стрілок_20_13" draw:marker-end-width="0.3cm" draw:fill="none" draw:textarea-vertical-align="middle"/>
    </style:style>
    <style:style style:name="gr20" style:family="graphic" style:parent-style-name="standard">
      <style:graphic-properties draw:fill-color="#81d41a" draw:textarea-horizontal-align="justify" draw:textarea-vertical-align="middle" draw:auto-grow-height="false" fo:min-height="0.75cm" fo:min-width="7.5cm"/>
      <style:paragraph-properties style:writing-mode="lr-tb"/>
    </style:style>
    <style:style style:name="gr21" style:family="graphic" style:parent-style-name="objectwithoutfill">
      <style:graphic-properties draw:marker-end="Стилі_20_стрілок_20_14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Стилі_20_стрілок_20_15" draw:marker-end-width="0.3cm" draw:fill="none" draw:textarea-vertical-align="middle"/>
    </style:style>
    <style:style style:name="gr23" style:family="graphic" style:parent-style-name="objectwithoutfill">
      <style:graphic-properties draw:marker-end="Стилі_20_стрілок_20_16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Стилі_20_стрілок_20_17" draw:marker-end-width="0.3cm" draw:fill="none" draw:textarea-vertical-align="middle"/>
    </style:style>
    <style:style style:name="gr25" style:family="graphic" style:parent-style-name="objectwithoutfill">
      <style:graphic-properties draw:marker-end="Стилі_20_стрілок_20_18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-color="#81d41a"/>
      <style:paragraph-properties fo:text-align="center"/>
      <style:text-properties fo:font-size="14pt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8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draw:layer="layout" svg:width="3cm" svg:height="2cm" svg:x="4cm" svg:y="3cm">
          <text:p text:style-name="P1">Input im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cm" svg:x="4cm" svg:y="6cm">
          <text:p text:style-name="P2"><text:span text:style-name="T1">Tensorflow</text:span></text:p>
          <text:p text:style-name="P2"><text:span text:style-name="T1">Variabl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5cm" svg:y1="5cm" svg:x2="5.5cm" svg:y2="6cm">
          <text:p/>
        </draw:line>
        <draw:line draw:style-name="gr4" draw:text-style-name="P4" draw:layer="layout" svg:x1="7cm" svg:y1="4cm" svg:x2="8cm" svg:y2="4cm">
          <text:p/>
        </draw:line>
        <draw:custom-shape draw:style-name="gr5" draw:text-style-name="P5" draw:layer="layout" svg:width="3cm" svg:height="2cm" svg:x="8cm" svg:y="3cm">
          <text:p text:style-name="P1">Neural network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cm" svg:x="12cm" svg:y="3.5cm">
          <text:p text:style-name="P6">Target clas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cm" svg:y1="4cm" svg:x2="12cm" svg:y2="4cm">
          <text:p/>
        </draw:line>
        <draw:custom-shape draw:style-name="gr5" draw:text-style-name="P5" draw:layer="layout" svg:width="3cm" svg:height="2cm" svg:x="8cm" svg:y="6cm">
          <text:p text:style-name="P1">Neural network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cm" svg:y1="7cm" svg:x2="8cm" svg:y2="7cm">
          <text:p/>
        </draw:line>
        <draw:line draw:style-name="gr7" draw:text-style-name="P4" draw:layer="layout" svg:x1="11cm" svg:y1="7cm" svg:x2="12cm" svg:y2="7cm">
          <text:p/>
        </draw:line>
        <draw:custom-shape draw:style-name="gr6" draw:text-style-name="P7" draw:layer="layout" svg:width="4cm" svg:height="1cm" svg:x="12cm" svg:y="6.5cm">
          <text:p text:style-name="P6">Predict cla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8cm" svg:y="9cm">
          <text:p text:style-name="P1">High filter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cm" svg:height="1cm" svg:x="14cm" svg:y="11cm">
          <text:p text:style-name="P2"><text:span text:style-name="T1">Loss of c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cm" svg:height="1cm" svg:x="14cm" svg:y="9cm">
          <text:p text:style-name="P1">Difference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5cm" svg:y1="7.5cm" svg:x2="15cm" svg:y2="9cm">
          <text:p/>
        </draw:line>
        <draw:line draw:style-name="gr10" draw:text-style-name="P4" draw:layer="layout" svg:x1="17cm" svg:y1="4cm" svg:x2="17cm" svg:y2="9cm">
          <text:p/>
        </draw:line>
        <draw:line draw:style-name="gr11" draw:text-style-name="P4" draw:layer="layout" svg:x1="16cm" svg:y1="10cm" svg:x2="16cm" svg:y2="11cm">
          <text:p/>
        </draw:line>
        <draw:line draw:style-name="gr12" draw:text-style-name="P4" draw:layer="layout" svg:x1="16cm" svg:y1="4cm" svg:x2="17cm" svg:y2="4cm">
          <text:p/>
        </draw:line>
        <draw:custom-shape draw:style-name="gr8" draw:text-style-name="P2" draw:layer="layout" svg:width="4cm" svg:height="1cm" svg:x="7.5cm" svg:y="12cm">
          <text:p text:style-name="P2"><text:span text:style-name="T1">MSE or (MAE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cm" svg:height="1cm" svg:x="7.5cm" svg:y="14cm">
          <text:p text:style-name="P2"><text:span text:style-name="T1">Loss of detail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9.5cm" svg:y1="11cm" svg:x2="9.5cm" svg:y2="12cm">
          <text:p/>
        </draw:line>
        <draw:line draw:style-name="gr14" draw:text-style-name="P4" draw:layer="layout" svg:x1="9.5cm" svg:y1="13cm" svg:x2="9.5cm" svg:y2="14cm">
          <text:p/>
        </draw:line>
        <draw:custom-shape draw:style-name="gr15" draw:text-style-name="P2" draw:layer="layout" svg:width="4cm" svg:height="2cm" svg:x="14cm" svg:y="13cm">
          <text:p text:style-name="P2"><text:span text:style-name="T1">Loss = k</text:span><text:span text:style-name="T2">1</text:span><text:span text:style-name="T1">*Loss</text:span><text:span text:style-name="T2">c</text:span><text:span text:style-name="T1"> + k</text:span><text:span text:style-name="T2">2</text:span><text:span text:style-name="T1">*Loss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1.5cm" svg:y1="14.5cm" svg:x2="14cm" svg:y2="14.5cm">
          <text:p/>
        </draw:line>
        <draw:line draw:style-name="gr17" draw:text-style-name="P4" draw:layer="layout" svg:x1="16cm" svg:y1="12cm" svg:x2="16cm" svg:y2="13cm">
          <text:p/>
        </draw:line>
        <draw:custom-shape draw:style-name="gr6" draw:text-style-name="P7" draw:layer="layout" svg:width="4cm" svg:height="1cm" svg:x="10cm" svg:y="16cm">
          <text:p text:style-name="P6">Gradient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5.5cm" svg:y1="8cm" svg:x2="5.5cm" svg:y2="18.5cm">
          <text:p/>
        </draw:line>
        <draw:line draw:style-name="gr12" draw:text-style-name="P4" draw:layer="layout" svg:x1="16cm" svg:y1="15cm" svg:x2="16cm" svg:y2="16.5cm">
          <text:p/>
        </draw:line>
        <draw:line draw:style-name="gr18" draw:text-style-name="P4" draw:layer="layout" svg:x1="5.5cm" svg:y1="16.5cm" svg:x2="10cm" svg:y2="16.5cm">
          <text:p text:style-name="P1">2</text:p>
        </draw:line>
        <draw:line draw:style-name="gr19" draw:text-style-name="P4" draw:layer="layout" svg:x1="16cm" svg:y1="16.5cm" svg:x2="14cm" svg:y2="16.5cm">
          <text:p/>
        </draw:line>
        <draw:custom-shape draw:style-name="gr20" draw:text-style-name="P7" draw:layer="layout" svg:width="8cm" svg:height="1cm" svg:x="8cm" svg:y="18cm">
          <text:p text:style-name="P6">Applay optimaser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5.5cm" svg:y1="18.5cm" svg:x2="8cm" svg:y2="18.5cm">
          <text:p text:style-name="P1">3</text:p>
        </draw:line>
        <draw:line draw:style-name="gr22" draw:text-style-name="P4" draw:layer="layout" svg:x1="12cm" svg:y1="17cm" svg:x2="12cm" svg:y2="18cm">
          <text:p/>
        </draw:line>
        <draw:line draw:style-name="gr23" draw:text-style-name="P4" draw:layer="layout" svg:x1="5.5cm" svg:y1="10cm" svg:x2="8cm" svg:y2="10cm">
          <text:p text:style-name="P1">1</text:p>
        </draw:line>
        <draw:custom-shape draw:style-name="gr2" draw:text-style-name="P3" draw:layer="layout" svg:width="3cm" svg:height="2cm" svg:x="10.5cm" svg:y="20cm">
          <text:p text:style-name="P2"><text:span text:style-name="T1">Updated</text:span></text:p>
          <text:p text:style-name="P2"><text:span text:style-name="T1">image</text:span>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2cm" svg:y1="19cm" svg:x2="12cm" svg:y2="20cm">
          <text:p/>
        </draw:line>
        <draw:line draw:style-name="gr12" draw:text-style-name="P4" draw:layer="layout" svg:x1="10.5cm" svg:y1="21cm" svg:x2="5cm" svg:y2="21cm">
          <text:p/>
        </draw:line>
        <draw:line draw:style-name="gr25" draw:text-style-name="P4" draw:layer="layout" svg:x1="5cm" svg:y1="21cm" svg:x2="5cm" svg:y2="8cm">
          <text:p/>
        </draw:line>
        <draw:frame draw:style-name="gr26" draw:text-style-name="P8" draw:layer="layout" svg:width="4.596cm" svg:height="0.962cm" svg:x="5.404cm" svg:y="20.05cm">
          <draw:text-box>
            <text:p>To next fit step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і_20_стрілок_20_1" draw:display-name="Стилі стрілок 1" svg:viewBox="0 0 20 20" svg:d="M0 20l10-20 10 20z"/>
    <draw:marker draw:name="Стилі_20_стрілок_20_10" draw:display-name="Стилі стрілок 10" svg:viewBox="0 0 20 20" svg:d="M0 20l10-20 10 20z"/>
    <draw:marker draw:name="Стилі_20_стрілок_20_11" draw:display-name="Стилі стрілок 11" svg:viewBox="0 0 20 20" svg:d="M0 20l10-20 10 20z"/>
    <draw:marker draw:name="Стилі_20_стрілок_20_12" draw:display-name="Стилі стрілок 12" svg:viewBox="0 0 20 20" svg:d="M0 20l10-20 10 20z"/>
    <draw:marker draw:name="Стилі_20_стрілок_20_13" draw:display-name="Стилі стрілок 13" svg:viewBox="0 0 20 20" svg:d="M0 20l10-20 10 20z"/>
    <draw:marker draw:name="Стилі_20_стрілок_20_14" draw:display-name="Стилі стрілок 14" svg:viewBox="0 0 20 20" svg:d="M0 20l10-20 10 20z"/>
    <draw:marker draw:name="Стилі_20_стрілок_20_15" draw:display-name="Стилі стрілок 15" svg:viewBox="0 0 20 20" svg:d="M0 20l10-20 10 20z"/>
    <draw:marker draw:name="Стилі_20_стрілок_20_16" draw:display-name="Стилі стрілок 16" svg:viewBox="0 0 20 20" svg:d="M0 20l10-20 10 20z"/>
    <draw:marker draw:name="Стилі_20_стрілок_20_17" draw:display-name="Стилі стрілок 17" svg:viewBox="0 0 20 20" svg:d="M0 20l10-20 10 20z"/>
    <draw:marker draw:name="Стилі_20_стрілок_20_18" draw:display-name="Стилі стрілок 18" svg:viewBox="0 0 20 20" svg:d="M0 20l10-20 10 20z"/>
    <draw:marker draw:name="Стилі_20_стрілок_20_2" draw:display-name="Стилі стрілок 2" svg:viewBox="0 0 20 20" svg:d="M0 20l10-20 10 20z"/>
    <draw:marker draw:name="Стилі_20_стрілок_20_3" draw:display-name="Стилі стрілок 3" svg:viewBox="0 0 20 20" svg:d="M0 20l10-20 10 20z"/>
    <draw:marker draw:name="Стилі_20_стрілок_20_4" draw:display-name="Стилі стрілок 4" svg:viewBox="0 0 20 20" svg:d="M0 20l10-20 10 20z"/>
    <draw:marker draw:name="Стилі_20_стрілок_20_5" draw:display-name="Стилі стрілок 5" svg:viewBox="0 0 20 20" svg:d="M0 20l10-20 10 20z"/>
    <draw:marker draw:name="Стилі_20_стрілок_20_6" draw:display-name="Стилі стрілок 6" svg:viewBox="0 0 20 20" svg:d="M0 20l10-20 10 20z"/>
    <draw:marker draw:name="Стилі_20_стрілок_20_7" draw:display-name="Стилі стрілок 7" svg:viewBox="0 0 20 20" svg:d="M0 20l10-20 10 20z"/>
    <draw:marker draw:name="Стилі_20_стрілок_20_8" draw:display-name="Стилі стрілок 8" svg:viewBox="0 0 20 20" svg:d="M0 20l10-20 10 20z"/>
    <draw:marker draw:name="Стилі_20_стрілок_20_9" draw:display-name="Стилі стрі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31T16:51:17.969000000</meta:creation-date>
    <dc:date>2023-07-31T17:08:21.927000000</dc:date>
    <meta:editing-duration>PT6M43S</meta:editing-duration>
    <meta:editing-cycles>2</meta:editing-cycles>
    <meta:generator>LibreOffice/7.3.3.2$Windows_X86_64 LibreOffice_project/d1d0ea68f081ee2800a922cac8f79445e4603348</meta:generator>
    <meta:document-statistic meta:object-count="39"/>
  </office:meta>
</office:document-meta>
</file>